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ar font-primary" svg:font-family="'var font-primary'"/>
  </office:font-face-decls>
  <office:automatic-styles>
    <style:style style:name="P1" style:family="paragraph" style:parent-style-name="Text_20_body">
      <style:paragraph-properties fo:text-align="justify" style:justify-single-word="false" style:writing-mode="lr-tb"/>
    </style:style>
    <style:style style:name="P2" style:family="paragraph" style:parent-style-name="Text_20_body">
      <style:paragraph-properties fo:text-align="justify" style:justify-single-word="false" style:writing-mode="lr-tb"/>
      <style:text-properties officeooo:rsid="00158e5d" officeooo:paragraph-rsid="00158e5d"/>
    </style:style>
    <style:style style:name="T1" style:family="text">
      <style:text-properties fo:font-weight="bold"/>
    </style:style>
    <style:style style:name="T2" style:family="text">
      <style:text-properties officeooo:rsid="00158e5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Stock Span Problem</text:h>
      <text:p text:style-name="P1"><text:span text:style-name="Strong_20_Emphasis"><text:span text:style-name="T1">The stock span problem</text:span></text:span> is a financial problem where we have a series of <text:span text:style-name="Strong_20_Emphasis"><text:span text:style-name="T1">N</text:span></text:span> daily price quotes for a stock and we need to calculate the span of the stock’s price for all <text:span text:style-name="Strong_20_Emphasis"><text:span text:style-name="T1">N</text:span></text:span> days. The span <text:span text:style-name="Strong_20_Emphasis"><text:span text:style-name="T1">Si</text:span></text:span> of the stock’s price on a given day<text:span text:style-name="Strong_20_Emphasis"> </text:span><text:span text:style-name="Strong_20_Emphasis"><text:span text:style-name="T1">i</text:span></text:span> is defined as the maximum number of consecutive days just before the given day, for which the price of the stock on the current day is less than or equal to its price on the given day.</text:p>
      <text:p text:style-name="P1">#include &lt;bits/stdc++.h&gt;</text:p>
      <text:p text:style-name="P1">using namespace std;</text:p>
      <text:p text:style-name="P1">v<text:span text:style-name="T2">o</text:span>id calculateSpan(int price[], int n, int S[])</text:p>
      <text:p text:style-name="P1">{// Span value of first day is always 1</text:p>
      <text:p text:style-name="P1"><text:tab/>S[0] = 1;</text:p>
      <text:p text:style-name="P1"><text:tab/>for (int i = 1; i &lt; n; i++) {</text:p>
      <text:p text:style-name="P1"><text:tab/><text:tab/>S[i] = 1; </text:p>
      <text:p text:style-name="P1"><text:tab/><text:tab/>for (int j = i - 1; <text:s/>//traversing j to the left</text:p>
      <text:p text:style-name="P1"><text:tab/><text:tab/><text:tab/>(j &gt;= 0) &amp;&amp; (price[i] &gt;= price[j]); j--)</text:p>
      <text:p text:style-name="P1"><text:tab/><text:tab/><text:tab/>S[i]++;</text:p>
      <text:p text:style-name="P1"><text:tab/>}</text:p>
      <text:p text:style-name="P1">}</text:p>
      <text:p text:style-name="P1">void printArray(int arr[], int n)</text:p>
      <text:p text:style-name="P1">{</text:p>
      <text:p text:style-name="P1"><text:tab/>for (int i = 0; i &lt; n; i++)</text:p>
      <text:p text:style-name="P1"><text:tab/><text:tab/>cout &lt;&lt; arr[i] &lt;&lt; " ";</text:p>
      <text:p text:style-name="P1">}</text:p>
      <text:p text:style-name="P1">int main()</text:p>
      <text:p text:style-name="P1">{</text:p>
      <text:p text:style-name="P1"><text:tab/>int price[] = { 100, 80, 60, 70, 60, 75, 85 };</text:p>
      <text:p text:style-name="P1"><text:tab/>int n = sizeof(price) / sizeof(price[0]);</text:p>
      <text:p text:style-name="P1"><text:tab/>int S[n];</text:p>
      <text:p text:style-name="P1"><text:tab/>calculateSpan(price, n, S);</text:p>
      <text:p text:style-name="P1"><text:tab/>printArray(S, n);</text:p>
      <text:p text:style-name="P1"><text:tab/>return 0;</text:p>
      <text:p text:style-name="P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ar font-primary" svg:font-family="'var font-primary'"/>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0T11:53:51.234924463</meta:creation-date>
    <dc:date>2024-05-20T11:57:26.959967651</dc:date>
    <meta:editing-duration>PT3M36S</meta:editing-duration>
    <meta:editing-cycles>1</meta:editing-cycles>
    <meta:document-statistic meta:table-count="0" meta:image-count="0" meta:object-count="0" meta:page-count="1" meta:paragraph-count="28" meta:word-count="203" meta:character-count="973" meta:non-whitespace-character-count="775"/>
    <meta:generator>LibreOffice/7.3.7.2$Linux_X86_64 LibreOffice_project/30$Build-2</meta:generator>
  </office:meta>
</office:document-meta>
</file>